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904024767802" calcext:value-type="float">
            <text:p>99,69</text:p>
          </table:table-cell>
          <table:table-cell table:style-name="ce3" table:formula="of:=([.F2]/12597)*100" office:value-type="float" office:value="0.309597523219814" calcext:value-type="float">
            <text:p>0,31</text:p>
          </table:table-cell>
          <table:table-cell office:value-type="float" office:value="7008" calcext:value-type="float">
            <text:p>7008</text:p>
          </table:table-cell>
          <table:table-cell table:style-name="ce4" table:formula="of:=[.E18]+[.H18]" office:value-type="float" office:value="12558" calcext:value-type="float">
            <text:p>12558</text:p>
          </table:table-cell>
          <table:table-cell table:formula="of:=12597-[.E2]" office:value-type="float" office:value="39" calcext:value-type="float">
            <text:p>39</text:p>
          </table:table-cell>
          <table:table-cell office:value-type="float" office:value="179.741765976" calcext:value-type="float">
            <text:p>179,741765976</text:p>
          </table:table-cell>
          <table:table-cell office:value-type="float" office:value="12.2203919888" calcext:value-type="float">
            <text:p>12,22039198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10184964674" calcext:value-type="float">
            <text:p>99,61</text:p>
          </table:table-cell>
          <table:table-cell table:style-name="ce3" table:formula="of:=([.F3]/12597)*100" office:value-type="float" office:value="0.388981503532587" calcext:value-type="float">
            <text:p>0,39</text:p>
          </table:table-cell>
          <table:table-cell office:value-type="float" office:value="6845" calcext:value-type="float">
            <text:p>6845</text:p>
          </table:table-cell>
          <table:table-cell table:style-name="ce4" table:formula="of:=[.E19]+[.H19]" office:value-type="float" office:value="12548" calcext:value-type="float">
            <text:p>12548</text:p>
          </table:table-cell>
          <table:table-cell table:formula="of:=12597-[.E3]" office:value-type="float" office:value="49" calcext:value-type="float">
            <text:p>49</text:p>
          </table:table-cell>
          <table:table-cell office:value-type="float" office:value="303.964600086" calcext:value-type="float">
            <text:p>303,964600086</text:p>
          </table:table-cell>
          <table:table-cell office:value-type="float" office:value="11.8677442074" calcext:value-type="float">
            <text:p>11,867744207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 office:value-type="float" office:value="5187" calcext:value-type="float">
            <text:p>5187</text:p>
          </table:table-cell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179.569953918" calcext:value-type="float">
            <text:p>179,569953918</text:p>
          </table:table-cell>
          <table:table-cell office:value-type="float" office:value="7.86490225792" calcext:value-type="float">
            <text:p>7,864902257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110184964674" calcext:value-type="float">
            <text:p>99,61</text:p>
          </table:table-cell>
          <table:table-cell table:style-name="ce3" table:formula="of:=([.F5]/12597)*100" office:value-type="float" office:value="0.388981503532587" calcext:value-type="float">
            <text:p>0,3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548" calcext:value-type="float">
            <text:p>12548</text:p>
          </table:table-cell>
          <table:table-cell table:formula="of:=12597-[.E5]" office:value-type="float" office:value="49" calcext:value-type="float">
            <text:p>49</text:p>
          </table:table-cell>
          <table:table-cell office:value-type="float" office:value="94.4329369068" calcext:value-type="float">
            <text:p>94,4329369068</text:p>
          </table:table-cell>
          <table:table-cell office:value-type="float" office:value="23.4922659397" calcext:value-type="float">
            <text:p>23,49226593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665872826864" calcext:value-type="float">
            <text:p>99,67</text:p>
          </table:table-cell>
          <table:table-cell table:style-name="ce3" table:formula="of:=([.F6]/12597)*100" office:value-type="float" office:value="0.333412717313646" calcext:value-type="float">
            <text:p>0,33</text:p>
          </table:table-cell>
          <table:table-cell office:value-type="float" office:value="6756" calcext:value-type="float">
            <text:p>6756</text:p>
          </table:table-cell>
          <table:table-cell table:style-name="ce4" table:formula="of:=[.E22]+[.H22]" office:value-type="float" office:value="12555" calcext:value-type="float">
            <text:p>12555</text:p>
          </table:table-cell>
          <table:table-cell table:formula="of:=12597-[.E6]" office:value-type="float" office:value="42" calcext:value-type="float">
            <text:p>42</text:p>
          </table:table-cell>
          <table:table-cell office:value-type="float" office:value="153.476176977" calcext:value-type="float">
            <text:p>153,476176977</text:p>
          </table:table-cell>
          <table:table-cell office:value-type="float" office:value="7.60748910904" calcext:value-type="float">
            <text:p>7,60748910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4601889338732" calcext:value-type="float">
            <text:p>99,46</text:p>
          </table:table-cell>
          <table:table-cell table:style-name="ce3" table:formula="of:=([.F7]/12597)*100" office:value-type="float" office:value="0.539811066126856" calcext:value-type="float">
            <text:p>0,54</text:p>
          </table:table-cell>
          <table:table-cell office:value-type="float" office:value="6542" calcext:value-type="float">
            <text:p>6542</text:p>
          </table:table-cell>
          <table:table-cell table:style-name="ce4" table:formula="of:=[.E23]+[.H23]" office:value-type="float" office:value="12529" calcext:value-type="float">
            <text:p>12529</text:p>
          </table:table-cell>
          <table:table-cell table:formula="of:=12597-[.E7]" office:value-type="float" office:value="68" calcext:value-type="float">
            <text:p>68</text:p>
          </table:table-cell>
          <table:table-cell office:value-type="float" office:value="202.747550011" calcext:value-type="float">
            <text:p>202,747550011</text:p>
          </table:table-cell>
          <table:table-cell office:value-type="float" office:value="7.37964892387" calcext:value-type="float">
            <text:p>7,379648923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 office:value-type="float" office:value="4793" calcext:value-type="float">
            <text:p>4793</text:p>
          </table:table-cell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228.236190796" calcext:value-type="float">
            <text:p>228,236190796</text:p>
          </table:table-cell>
          <table:table-cell office:value-type="float" office:value="5.907528162" calcext:value-type="float">
            <text:p>5,9075281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7377947130269" calcext:value-type="float">
            <text:p>98,74</text:p>
          </table:table-cell>
          <table:table-cell table:style-name="ce3" table:formula="of:=([.F9]/12597)*100" office:value-type="float" office:value="1.26220528697309" calcext:value-type="float">
            <text:p>1,26</text:p>
          </table:table-cell>
          <table:table-cell office:value-type="float" office:value="3089" calcext:value-type="float">
            <text:p>3089</text:p>
          </table:table-cell>
          <table:table-cell table:style-name="ce4" table:formula="of:=[.E25]+[.H25]" office:value-type="float" office:value="12438" calcext:value-type="float">
            <text:p>12438</text:p>
          </table:table-cell>
          <table:table-cell table:formula="of:=12597-[.E9]" office:value-type="float" office:value="159" calcext:value-type="float">
            <text:p>159</text:p>
          </table:table-cell>
          <table:table-cell office:value-type="float" office:value="142.068068027" calcext:value-type="float">
            <text:p>142,068068027</text:p>
          </table:table-cell>
          <table:table-cell office:value-type="float" office:value="3.59666585922" calcext:value-type="float">
            <text:p>3,596665859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062792728427" calcext:value-type="float">
            <text:p>99,71</text:p>
          </table:table-cell>
          <table:table-cell table:style-name="ce3" table:formula="of:=([.F10]/12597)*100" office:value-type="float" office:value="0.29372072715726" calcext:value-type="float">
            <text:p>0,29</text:p>
          </table:table-cell>
          <table:table-cell office:value-type="float" office:value="6763" calcext:value-type="float">
            <text:p>6763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198.222641945" calcext:value-type="float">
            <text:p>198,222641945</text:p>
          </table:table-cell>
          <table:table-cell office:value-type="float" office:value="8.6675889492" calcext:value-type="float">
            <text:p>8,667588949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3252361673414" calcext:value-type="float">
            <text:p>99,33</text:p>
          </table:table-cell>
          <table:table-cell table:style-name="ce3" table:formula="of:=([.F11]/12597)*100" office:value-type="float" office:value="0.67476383265857" calcext:value-type="float">
            <text:p>0,67</text:p>
          </table:table-cell>
          <table:table-cell office:value-type="float" office:value="4195" calcext:value-type="float">
            <text:p>4195</text:p>
          </table:table-cell>
          <table:table-cell table:style-name="ce4" table:formula="of:=[.E27]+[.H27]" office:value-type="float" office:value="12512" calcext:value-type="float">
            <text:p>12512</text:p>
          </table:table-cell>
          <table:table-cell table:formula="of:=12597-[.E11]" office:value-type="float" office:value="85" calcext:value-type="float">
            <text:p>85</text:p>
          </table:table-cell>
          <table:table-cell office:value-type="float" office:value="160.533578157" calcext:value-type="float">
            <text:p>160,533578157</text:p>
          </table:table-cell>
          <table:table-cell office:value-type="float" office:value="4.85415005684" calcext:value-type="float">
            <text:p>4,85415005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5165515598952" calcext:value-type="float">
            <text:p>99,5165515599</text:p>
          </table:table-cell>
          <table:table-cell table:formula="of:=AVERAGE([.C2:.C11])" office:value-type="float" office:value="0.483448440104787" calcext:value-type="float">
            <text:p>0,4834484401</text:p>
          </table:table-cell>
          <table:table-cell table:formula="of:=SUM([.D2:.D11])/10" office:value-type="float" office:value="6377.5" calcext:value-type="float">
            <text:p>6377,5</text:p>
          </table:table-cell>
          <table:table-cell table:formula="of:=AVERAGE([.E2:.E11])" office:value-type="float" office:value="12536.1" calcext:value-type="float">
            <text:p>12536,1</text:p>
          </table:table-cell>
          <table:table-cell table:formula="of:=AVERAGE([.F2:.F11])" office:value-type="float" office:value="60.9" calcext:value-type="float">
            <text:p>60,9</text:p>
          </table:table-cell>
          <table:table-cell table:formula="of:=SUM([.G2:.G11])/10" office:value-type="float" office:value="184.29934627998" calcext:value-type="float">
            <text:p>184,29934628</text:p>
          </table:table-cell>
          <table:table-cell table:formula="of:=SUM([.H2:.H11])/10" office:value-type="float" office:value="9.345837545399" calcext:value-type="float">
            <text:p>9,345837545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06271334444709" calcext:value-type="float">
            <text:p>0,506271334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7.9" calcext:value-type="float">
            <text:p>5817,9</text:p>
          </table:table-cell>
          <table:table-cell table:formula="of:=AVERAGE([.G18:.G27])" office:value-type="float" office:value="44.8" calcext:value-type="float">
            <text:p>44,8</text:p>
          </table:table-cell>
          <table:table-cell/>
          <table:table-cell office:value-type="float" office:value="5802" calcext:value-type="float">
            <text:p>580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756" calcext:value-type="float">
            <text:p>675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.1" calcext:value-type="float">
            <text:p>16,1</text:p>
          </table:table-cell>
          <table:table-cell table:formula="of:=AVERAGE([.H18:.H27])" office:value-type="float" office:value="6718.2" calcext:value-type="float">
            <text:p>6718,2</text:p>
          </table:table-cell>
          <table:table-cell/>
          <table:table-cell office:value-type="float" office:value="5898" calcext:value-type="float">
            <text:p>589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12597-SUM([.E19:.G19])" office:value-type="float" office:value="6650" calcext:value-type="float">
            <text:p>665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1" calcext:value-type="float">
            <text:p>575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12597-SUM([.E20:.G20])" office:value-type="float" office:value="6807" calcext:value-type="float">
            <text:p>68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7.9" calcext:value-type="float">
            <text:p>5817,9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705" calcext:value-type="float">
            <text:p>67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.1" calcext:value-type="float">
            <text:p>16,1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12597-SUM([.E22:.G22])" office:value-type="float" office:value="6736" calcext:value-type="float">
            <text:p>673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4.8" calcext:value-type="float">
            <text:p>44,8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12597-SUM([.E23:.G23])" office:value-type="float" office:value="6703" calcext:value-type="float">
            <text:p>67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2" calcext:value-type="float">
            <text:p>6718,2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709" calcext:value-type="float">
            <text:p>670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5" calcext:value-type="float">
            <text:p>595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605" calcext:value-type="float">
            <text:p>660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7" calcext:value-type="float">
            <text:p>570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12597-SUM([.E27:.G27])" office:value-type="float" office:value="6805" calcext:value-type="float">
            <text:p>680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5165515598952" calcext:value-type="float">
            <text:p>0,9951655156</text:p>
          </table:table-cell>
          <table:table-cell table:number-columns-repeated="2"/>
          <table:table-cell table:formula="of:=SUM([.E18:.E27])/10" office:value-type="float" office:value="5817.9" calcext:value-type="float">
            <text:p>5817,9</text:p>
          </table:table-cell>
          <table:table-cell table:formula="of:=SUM([.F18:.F27])/10" office:value-type="float" office:value="16.1" calcext:value-type="float">
            <text:p>16,1</text:p>
          </table:table-cell>
          <table:table-cell table:formula="of:=SUM([.G18:.G27])/10" office:value-type="float" office:value="44.8" calcext:value-type="float">
            <text:p>44,8</text:p>
          </table:table-cell>
          <table:table-cell table:formula="of:=SUM([.H18:.H27])/10" office:value-type="float" office:value="6718.2" calcext:value-type="float">
            <text:p>6718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483448440104787" calcext:value-type="float">
            <text:p>0,0048344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358469647091" calcext:value-type="float">
            <text:p>0,9923584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09254116983" calcext:value-type="float">
            <text:p>0,99760925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16:58.0281079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8S</meta:editing-duration>
    <meta:editing-cycles>10</meta:editing-cycles>
    <meta:generator>LibreOffice/5.1.6.2$Linux_X86_64 LibreOffice_project/10m0$Build-2</meta:generator>
    <dc:date>2018-01-21T19:18:01.997895140</dc:date>
    <meta:document-statistic meta:table-count="1" meta:cell-count="177" meta:object-count="0"/>
  </office:meta>
</office:document-meta>
</file>